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00" table:default-cell-style-name="Default"/>
        <table:table-row table:style-name="ro1">
          <table:table-cell office:value-type="float" office:value="-0.0315406189071652" calcext:value-type="float">
            <text:p>-0.0315406189</text:p>
          </table:table-cell>
          <table:table-cell office:value-type="float" office:value="-0.0198861559654946" calcext:value-type="float">
            <text:p>-0.019886156</text:p>
          </table:table-cell>
          <table:table-cell office:value-type="float" office:value="-0.0320703672226948" calcext:value-type="float">
            <text:p>-0.0320703672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283621290139803" calcext:value-type="float">
            <text:p>-0.028362129</text:p>
          </table:table-cell>
          <table:table-cell office:value-type="float" office:value="-0.0262431357518595" calcext:value-type="float">
            <text:p>-0.0262431358</text:p>
          </table:table-cell>
          <table:table-cell table:number-columns-repeated="2" office:value-type="float" office:value="-0.0257133874363299" calcext:value-type="float">
            <text:p>-0.0257133874</text:p>
          </table:table-cell>
          <table:table-cell table:number-columns-repeated="2" office:value-type="float" office:value="-0.0235943941742066" calcext:value-type="float">
            <text:p>-0.0235943942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373678503779981" calcext:value-type="float">
            <text:p>-0.0373678504</text:p>
          </table:table-cell>
          <table:table-cell office:value-type="float" office:value="-0.0315406189071652" calcext:value-type="float">
            <text:p>-0.0315406189</text:p>
          </table:table-cell>
          <table:table-cell office:value-type="float" office:value="-0.0220051492276154" calcext:value-type="float">
            <text:p>-0.0220051492</text:p>
          </table:table-cell>
          <table:table-cell office:value-type="float" office:value="-0.0336596121692861" calcext:value-type="float">
            <text:p>-0.0336596122</text:p>
          </table:table-cell>
          <table:table-cell table:number-columns-repeated="2" office:value-type="float" office:value="-0.0251836391207978" calcext:value-type="float">
            <text:p>-0.0251836391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94216256450419" calcext:value-type="float">
            <text:p>-0.0294216256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320703672226948" calcext:value-type="float">
            <text:p>-0.0320703672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331298638537565" calcext:value-type="float">
            <text:p>-0.0331298639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331298638537565" calcext:value-type="float">
            <text:p>-0.0331298639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315406189071652" calcext:value-type="float">
            <text:p>-0.0315406189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94216256450419" calcext:value-type="float">
            <text:p>-0.0294216256</text:p>
          </table:table-cell>
          <table:table-cell table:number-columns-repeated="2" office:value-type="float" office:value="-0.0257133874363299" calcext:value-type="float">
            <text:p>-0.0257133874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283621290139803" calcext:value-type="float">
            <text:p>-0.028362129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331298638537565" calcext:value-type="float">
            <text:p>-0.0331298639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198861559654946" calcext:value-type="float">
            <text:p>-0.019886156</text:p>
          </table:table-cell>
          <table:table-cell office:value-type="float" office:value="-0.0294216256450419" calcext:value-type="float">
            <text:p>-0.0294216256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283621290139803" calcext:value-type="float">
            <text:p>-0.028362129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320703672226948" calcext:value-type="float">
            <text:p>-0.0320703672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14754009120858" calcext:value-type="float">
            <text:p>-0.0214754009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20051492276154" calcext:value-type="float">
            <text:p>-0.0220051492</text:p>
          </table:table-cell>
          <table:table-cell office:value-type="float" office:value="-0.0315406189071652" calcext:value-type="float">
            <text:p>-0.0315406189</text:p>
          </table:table-cell>
          <table:table-cell office:value-type="float" office:value="-0.0357786054314069" calcext:value-type="float">
            <text:p>-0.0357786054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83621290139803" calcext:value-type="float">
            <text:p>-0.028362129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331298638537565" calcext:value-type="float">
            <text:p>-0.0331298639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341893604848157" calcext:value-type="float">
            <text:p>-0.0341893605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35943941742066" calcext:value-type="float">
            <text:p>-0.0235943942</text:p>
          </table:table-cell>
        </table:table-row>
        <table:table-row table:style-name="ro1">
          <table:table-cell office:value-type="float" office:value="0.506098633412849" calcext:value-type="float">
            <text:p>0.5060986334</text:p>
          </table:table-cell>
          <table:table-cell office:value-type="float" office:value="0.515014192105816" calcext:value-type="float">
            <text:p>0.5150141921</text:p>
          </table:table-cell>
          <table:table-cell office:value-type="float" office:value="0.519850171471049" calcext:value-type="float">
            <text:p>0.5198501715</text:p>
          </table:table-cell>
          <table:table-cell office:value-type="float" office:value="0.508105173273821" calcext:value-type="float">
            <text:p>0.5081051733</text:p>
          </table:table-cell>
          <table:table-cell office:value-type="float" office:value="0.5196750646367" calcext:value-type="float">
            <text:p>0.5196750646</text:p>
          </table:table-cell>
          <table:table-cell office:value-type="float" office:value="0.517509208299913" calcext:value-type="float">
            <text:p>0.5175092083</text:p>
          </table:table-cell>
          <table:table-cell office:value-type="float" office:value="0.508768756441298" calcext:value-type="float">
            <text:p>0.5087687564</text:p>
          </table:table-cell>
          <table:table-cell office:value-type="float" office:value="0.516670518298087" calcext:value-type="float">
            <text:p>0.5166705183</text:p>
          </table:table-cell>
          <table:table-cell office:value-type="float" office:value="0.508768756441298" calcext:value-type="float">
            <text:p>0.5087687564</text:p>
          </table:table-cell>
          <table:table-cell office:value-type="float" office:value="0.51476732221283" calcext:value-type="float">
            <text:p>0.5147673222</text:p>
          </table:table-cell>
          <table:table-cell office:value-type="float" office:value="0.506602900104516" calcext:value-type="float">
            <text:p>0.5066029001</text:p>
          </table:table-cell>
          <table:table-cell office:value-type="float" office:value="0.509936606300444" calcext:value-type="float">
            <text:p>0.5099366063</text:p>
          </table:table-cell>
          <table:table-cell office:value-type="float" office:value="0.514504661961303" calcext:value-type="float">
            <text:p>0.514504662</text:p>
          </table:table-cell>
          <table:table-cell office:value-type="float" office:value="0.522499240688112" calcext:value-type="float">
            <text:p>0.5224992407</text:p>
          </table:table-cell>
          <table:table-cell office:value-type="float" office:value="0.512766045804703" calcext:value-type="float">
            <text:p>0.5127660458</text:p>
          </table:table-cell>
          <table:table-cell office:value-type="float" office:value="0.514263055521162" calcext:value-type="float">
            <text:p>0.5142630555</text:p>
          </table:table-cell>
          <table:table-cell office:value-type="float" office:value="0.506109160318543" calcext:value-type="float">
            <text:p>0.5061091603</text:p>
          </table:table-cell>
          <table:table-cell office:value-type="float" office:value="0.506191450282872" calcext:value-type="float">
            <text:p>0.5061914503</text:p>
          </table:table-cell>
          <table:table-cell office:value-type="float" office:value="0.512596202423199" calcext:value-type="float">
            <text:p>0.5125962024</text:p>
          </table:table-cell>
          <table:table-cell office:value-type="float" office:value="0.510687742885096" calcext:value-type="float">
            <text:p>0.5106877429</text:p>
          </table:table-cell>
          <table:table-cell office:value-type="float" office:value="0.507688459999331" calcext:value-type="float">
            <text:p>0.50768846</text:p>
          </table:table-cell>
          <table:table-cell office:value-type="float" office:value="0.513846342246672" calcext:value-type="float">
            <text:p>0.5138463422</text:p>
          </table:table-cell>
          <table:table-cell office:value-type="float" office:value="0.512431622494541" calcext:value-type="float">
            <text:p>0.5124316225</text:p>
          </table:table-cell>
          <table:table-cell office:value-type="float" office:value="0.511937882708568" calcext:value-type="float">
            <text:p>0.5119378827</text:p>
          </table:table-cell>
          <table:table-cell office:value-type="float" office:value="0.512179489148709" calcext:value-type="float">
            <text:p>0.5121794891</text:p>
          </table:table-cell>
          <table:table-cell office:value-type="float" office:value="0.519592774672369" calcext:value-type="float">
            <text:p>0.5195927747</text:p>
          </table:table-cell>
          <table:table-cell office:value-type="float" office:value="0.511603459398407" calcext:value-type="float">
            <text:p>0.5116034594</text:p>
          </table:table-cell>
          <table:table-cell office:value-type="float" office:value="0.51093987623093" calcext:value-type="float">
            <text:p>0.5109398762</text:p>
          </table:table-cell>
          <table:table-cell office:value-type="float" office:value="0.515852882107645" calcext:value-type="float">
            <text:p>0.5158528821</text:p>
          </table:table-cell>
          <table:table-cell office:value-type="float" office:value="0.511269036088244" calcext:value-type="float">
            <text:p>0.5112690361</text:p>
          </table:table-cell>
          <table:table-cell office:value-type="float" office:value="0.519345904779382" calcext:value-type="float">
            <text:p>0.5193459048</text:p>
          </table:table-cell>
          <table:table-cell office:value-type="float" office:value="0.514098475592504" calcext:value-type="float">
            <text:p>0.5140984756</text:p>
          </table:table-cell>
          <table:table-cell office:value-type="float" office:value="0.508768756441298" calcext:value-type="float">
            <text:p>0.5087687564</text:p>
          </table:table-cell>
          <table:table-cell office:value-type="float" office:value="0.516341358440771" calcext:value-type="float">
            <text:p>0.5163413584</text:p>
          </table:table-cell>
          <table:table-cell office:value-type="float" office:value="0.514597478831326" calcext:value-type="float">
            <text:p>0.5145974788</text:p>
          </table:table-cell>
          <table:table-cell office:value-type="float" office:value="0.512179489148709" calcext:value-type="float">
            <text:p>0.5121794891</text:p>
          </table:table-cell>
          <table:table-cell office:value-type="float" office:value="0.51618204196496" calcext:value-type="float">
            <text:p>0.516182042</text:p>
          </table:table-cell>
          <table:table-cell office:value-type="float" office:value="0.513928632211001" calcext:value-type="float">
            <text:p>0.5139286322</text:p>
          </table:table-cell>
          <table:table-cell office:value-type="float" office:value="0.51151590598123" calcext:value-type="float">
            <text:p>0.511515906</text:p>
          </table:table-cell>
          <table:table-cell office:value-type="float" office:value="0.503428510384398" calcext:value-type="float">
            <text:p>0.5034285104</text:p>
          </table:table-cell>
          <table:table-cell office:value-type="float" office:value="0.509926079394748" calcext:value-type="float">
            <text:p>0.5099260794</text:p>
          </table:table-cell>
          <table:table-cell office:value-type="float" office:value="0.5093447861916" calcext:value-type="float">
            <text:p>0.5093447862</text:p>
          </table:table-cell>
          <table:table-cell office:value-type="float" office:value="0.50384522365889" calcext:value-type="float">
            <text:p>0.5038452237</text:p>
          </table:table-cell>
          <table:table-cell office:value-type="float" office:value="0.511669959004194" calcext:value-type="float">
            <text:p>0.511669959</text:p>
          </table:table-cell>
          <table:table-cell office:value-type="float" office:value="0.507178929854816" calcext:value-type="float">
            <text:p>0.5071789299</text:p>
          </table:table-cell>
          <table:table-cell office:value-type="float" office:value="0.510348056122086" calcext:value-type="float">
            <text:p>0.5103480561</text:p>
          </table:table-cell>
          <table:table-cell office:value-type="float" office:value="0.515003665200122" calcext:value-type="float">
            <text:p>0.5150036652</text:p>
          </table:table-cell>
          <table:table-cell office:value-type="float" office:value="0.511423089111207" calcext:value-type="float">
            <text:p>0.5114230891</text:p>
          </table:table-cell>
          <table:table-cell office:value-type="float" office:value="0.510512636050744" calcext:value-type="float">
            <text:p>0.5105126361</text:p>
          </table:table-cell>
          <table:table-cell office:value-type="float" office:value="0.505928790031343" calcext:value-type="float">
            <text:p>0.50592879</text:p>
          </table:table-cell>
          <table:table-cell office:value-type="float" office:value="0.512925362280514" calcext:value-type="float">
            <text:p>0.5129253623</text:p>
          </table:table-cell>
          <table:table-cell office:value-type="float" office:value="0.511170955765375" calcext:value-type="float">
            <text:p>0.5111709558</text:p>
          </table:table-cell>
          <table:table-cell office:value-type="float" office:value="0.510836532455213" calcext:value-type="float">
            <text:p>0.5108365325</text:p>
          </table:table-cell>
          <table:table-cell office:value-type="float" office:value="0.520662544208646" calcext:value-type="float">
            <text:p>0.5206625442</text:p>
          </table:table-cell>
          <table:table-cell office:value-type="float" office:value="0.511253245729703" calcext:value-type="float">
            <text:p>0.5112532457</text:p>
          </table:table-cell>
          <table:table-cell office:value-type="float" office:value="0.504508806826367" calcext:value-type="float">
            <text:p>0.5045088068</text:p>
          </table:table-cell>
          <table:table-cell office:value-type="float" office:value="0.510178212740582" calcext:value-type="float">
            <text:p>0.5101782127</text:p>
          </table:table-cell>
          <table:table-cell office:value-type="float" office:value="0.508099909820975" calcext:value-type="float">
            <text:p>0.5080999098</text:p>
          </table:table-cell>
          <table:table-cell office:value-type="float" office:value="0.504760940172199" calcext:value-type="float">
            <text:p>0.5047609402</text:p>
          </table:table-cell>
          <table:table-cell office:value-type="float" office:value="0.508341516261114" calcext:value-type="float">
            <text:p>0.5083415163</text:p>
          </table:table-cell>
          <table:table-cell office:value-type="float" office:value="0.508763492988452" calcext:value-type="float">
            <text:p>0.508763493</text:p>
          </table:table-cell>
          <table:table-cell office:value-type="float" office:value="0.513336812102159" calcext:value-type="float">
            <text:p>0.5133368121</text:p>
          </table:table-cell>
          <table:table-cell office:value-type="float" office:value="0.506263213341507" calcext:value-type="float">
            <text:p>0.5062632133</text:p>
          </table:table-cell>
          <table:table-cell office:value-type="float" office:value="0.501936764120784" calcext:value-type="float">
            <text:p>0.5019367641</text:p>
          </table:table-cell>
          <table:table-cell office:value-type="float" office:value="0.509514629573104" calcext:value-type="float">
            <text:p>0.5095146296</text:p>
          </table:table-cell>
          <table:table-cell office:value-type="float" office:value="0.516171515059268" calcext:value-type="float">
            <text:p>0.5161715151</text:p>
          </table:table-cell>
          <table:table-cell office:value-type="float" office:value="0.511433616016903" calcext:value-type="float">
            <text:p>0.511433616</text:p>
          </table:table-cell>
          <table:table-cell office:value-type="float" office:value="0.516670518298087" calcext:value-type="float">
            <text:p>0.5166705183</text:p>
          </table:table-cell>
          <table:table-cell office:value-type="float" office:value="0.512086672278686" calcext:value-type="float">
            <text:p>0.5120866723</text:p>
          </table:table-cell>
          <table:table-cell office:value-type="float" office:value="0.509679209501763" calcext:value-type="float">
            <text:p>0.5096792095</text:p>
          </table:table-cell>
          <table:table-cell office:value-type="float" office:value="0.515672511820446" calcext:value-type="float">
            <text:p>0.5156725118</text:p>
          </table:table-cell>
          <table:table-cell table:number-columns-repeated="2" office:value-type="float" office:value="0.506762216580326" calcext:value-type="float">
            <text:p>0.5067622166</text:p>
          </table:table-cell>
          <table:table-cell office:value-type="float" office:value="0.511675222457042" calcext:value-type="float">
            <text:p>0.5116752225</text:p>
          </table:table-cell>
          <table:table-cell office:value-type="float" office:value="0.508928072917108" calcext:value-type="float">
            <text:p>0.5089280729</text:p>
          </table:table-cell>
          <table:table-cell office:value-type="float" office:value="0.513342075555005" calcext:value-type="float">
            <text:p>0.5133420756</text:p>
          </table:table-cell>
          <table:table-cell office:value-type="float" office:value="0.515003665200122" calcext:value-type="float">
            <text:p>0.5150036652</text:p>
          </table:table-cell>
          <table:table-cell office:value-type="float" office:value="0.511762775874217" calcext:value-type="float">
            <text:p>0.5117627759</text:p>
          </table:table-cell>
          <table:table-cell office:value-type="float" office:value="0.514422371996974" calcext:value-type="float">
            <text:p>0.514422372</text:p>
          </table:table-cell>
          <table:table-cell office:value-type="float" office:value="0.518913401146354" calcext:value-type="float">
            <text:p>0.5189134011</text:p>
          </table:table-cell>
          <table:table-cell office:value-type="float" office:value="0.506098633412849" calcext:value-type="float">
            <text:p>0.5060986334</text:p>
          </table:table-cell>
          <table:table-cell office:value-type="float" office:value="0.509020889787131" calcext:value-type="float">
            <text:p>0.5090208898</text:p>
          </table:table-cell>
          <table:table-cell office:value-type="float" office:value="0.51134079914688" calcext:value-type="float">
            <text:p>0.5113407991</text:p>
          </table:table-cell>
          <table:table-cell office:value-type="float" office:value="0.504596360243544" calcext:value-type="float">
            <text:p>0.5045963602</text:p>
          </table:table-cell>
          <table:table-cell office:value-type="float" office:value="0.50976149946609" calcext:value-type="float">
            <text:p>0.5097614995</text:p>
          </table:table-cell>
          <table:table-cell office:value-type="float" office:value="0.5093447861916" calcext:value-type="float">
            <text:p>0.5093447862</text:p>
          </table:table-cell>
          <table:table-cell office:value-type="float" office:value="0.512755518899009" calcext:value-type="float">
            <text:p>0.5127555189</text:p>
          </table:table-cell>
          <table:table-cell office:value-type="float" office:value="0.510003105906231" calcext:value-type="float">
            <text:p>0.5100031059</text:p>
          </table:table-cell>
          <table:table-cell office:value-type="float" office:value="0.510167685834888" calcext:value-type="float">
            <text:p>0.5101676858</text:p>
          </table:table-cell>
          <table:table-cell office:value-type="float" office:value="0.504431780314884" calcext:value-type="float">
            <text:p>0.5044317803</text:p>
          </table:table-cell>
          <table:table-cell office:value-type="float" office:value="0.512251252207344" calcext:value-type="float">
            <text:p>0.5122512522</text:p>
          </table:table-cell>
          <table:table-cell office:value-type="float" office:value="0.51291483537482" calcext:value-type="float">
            <text:p>0.5129148354</text:p>
          </table:table-cell>
          <table:table-cell office:value-type="float" office:value="0.506340239852989" calcext:value-type="float">
            <text:p>0.5063402399</text:p>
          </table:table-cell>
          <table:table-cell office:value-type="float" office:value="0.515003665200122" calcext:value-type="float">
            <text:p>0.5150036652</text:p>
          </table:table-cell>
          <table:table-cell office:value-type="float" office:value="0.506268476794353" calcext:value-type="float">
            <text:p>0.5062684768</text:p>
          </table:table-cell>
          <table:table-cell office:value-type="float" office:value="0.512338805624518" calcext:value-type="float">
            <text:p>0.5123388056</text:p>
          </table:table-cell>
          <table:table-cell office:value-type="float" office:value="0.506674663163149" calcext:value-type="float">
            <text:p>0.5066746632</text:p>
          </table:table-cell>
          <table:table-cell office:value-type="float" office:value="0.508758229535604" calcext:value-type="float">
            <text:p>0.5087582295</text:p>
          </table:table-cell>
          <table:table-cell office:value-type="float" office:value="0.510512636050744" calcext:value-type="float">
            <text:p>0.5105126361</text:p>
          </table:table-cell>
          <table:table-cell office:value-type="float" office:value="0.51283780886334" calcext:value-type="float">
            <text:p>0.5128378089</text:p>
          </table:table-cell>
        </table:table-row>
        <table:table-row table:style-name="ro1">
          <table:table-cell office:value-type="float" office:value="0.506098633412849" calcext:value-type="float">
            <text:p>0.5060986334</text:p>
          </table:table-cell>
          <table:table-cell office:value-type="float" office:value="0.515014192105816" calcext:value-type="float">
            <text:p>0.5150141921</text:p>
          </table:table-cell>
          <table:table-cell office:value-type="float" office:value="0.519850171471049" calcext:value-type="float">
            <text:p>0.5198501715</text:p>
          </table:table-cell>
          <table:table-cell office:value-type="float" office:value="0.508105173273821" calcext:value-type="float">
            <text:p>0.5081051733</text:p>
          </table:table-cell>
          <table:table-cell office:value-type="float" office:value="0.5196750646367" calcext:value-type="float">
            <text:p>0.5196750646</text:p>
          </table:table-cell>
          <table:table-cell office:value-type="float" office:value="0.517509208299913" calcext:value-type="float">
            <text:p>0.5175092083</text:p>
          </table:table-cell>
          <table:table-cell office:value-type="float" office:value="0.508768756441298" calcext:value-type="float">
            <text:p>0.5087687564</text:p>
          </table:table-cell>
          <table:table-cell office:value-type="float" office:value="0.516670518298087" calcext:value-type="float">
            <text:p>0.5166705183</text:p>
          </table:table-cell>
          <table:table-cell office:value-type="float" office:value="0.508768756441298" calcext:value-type="float">
            <text:p>0.5087687564</text:p>
          </table:table-cell>
          <table:table-cell office:value-type="float" office:value="0.51476732221283" calcext:value-type="float">
            <text:p>0.5147673222</text:p>
          </table:table-cell>
          <table:table-cell office:value-type="float" office:value="0.506602900104516" calcext:value-type="float">
            <text:p>0.5066029001</text:p>
          </table:table-cell>
          <table:table-cell office:value-type="float" office:value="0.509936606300444" calcext:value-type="float">
            <text:p>0.5099366063</text:p>
          </table:table-cell>
          <table:table-cell office:value-type="float" office:value="0.514504661961303" calcext:value-type="float">
            <text:p>0.514504662</text:p>
          </table:table-cell>
          <table:table-cell office:value-type="float" office:value="0.522499240688112" calcext:value-type="float">
            <text:p>0.5224992407</text:p>
          </table:table-cell>
          <table:table-cell office:value-type="float" office:value="0.512766045804703" calcext:value-type="float">
            <text:p>0.5127660458</text:p>
          </table:table-cell>
          <table:table-cell office:value-type="float" office:value="0.514263055521162" calcext:value-type="float">
            <text:p>0.5142630555</text:p>
          </table:table-cell>
          <table:table-cell office:value-type="float" office:value="0.506109160318543" calcext:value-type="float">
            <text:p>0.5061091603</text:p>
          </table:table-cell>
          <table:table-cell office:value-type="float" office:value="0.506191450282872" calcext:value-type="float">
            <text:p>0.5061914503</text:p>
          </table:table-cell>
          <table:table-cell office:value-type="float" office:value="0.512596202423199" calcext:value-type="float">
            <text:p>0.5125962024</text:p>
          </table:table-cell>
          <table:table-cell office:value-type="float" office:value="0.510687742885096" calcext:value-type="float">
            <text:p>0.5106877429</text:p>
          </table:table-cell>
          <table:table-cell office:value-type="float" office:value="0.507688459999331" calcext:value-type="float">
            <text:p>0.50768846</text:p>
          </table:table-cell>
          <table:table-cell office:value-type="float" office:value="0.513846342246672" calcext:value-type="float">
            <text:p>0.5138463422</text:p>
          </table:table-cell>
          <table:table-cell office:value-type="float" office:value="0.512431622494541" calcext:value-type="float">
            <text:p>0.5124316225</text:p>
          </table:table-cell>
          <table:table-cell office:value-type="float" office:value="0.511937882708568" calcext:value-type="float">
            <text:p>0.5119378827</text:p>
          </table:table-cell>
          <table:table-cell office:value-type="float" office:value="0.512179489148709" calcext:value-type="float">
            <text:p>0.5121794891</text:p>
          </table:table-cell>
          <table:table-cell office:value-type="float" office:value="0.519592774672369" calcext:value-type="float">
            <text:p>0.5195927747</text:p>
          </table:table-cell>
          <table:table-cell office:value-type="float" office:value="0.511603459398407" calcext:value-type="float">
            <text:p>0.5116034594</text:p>
          </table:table-cell>
          <table:table-cell office:value-type="float" office:value="0.51093987623093" calcext:value-type="float">
            <text:p>0.5109398762</text:p>
          </table:table-cell>
          <table:table-cell office:value-type="float" office:value="0.515852882107645" calcext:value-type="float">
            <text:p>0.5158528821</text:p>
          </table:table-cell>
          <table:table-cell office:value-type="float" office:value="0.511269036088244" calcext:value-type="float">
            <text:p>0.5112690361</text:p>
          </table:table-cell>
          <table:table-cell office:value-type="float" office:value="0.519345904779382" calcext:value-type="float">
            <text:p>0.5193459048</text:p>
          </table:table-cell>
          <table:table-cell office:value-type="float" office:value="0.514098475592504" calcext:value-type="float">
            <text:p>0.5140984756</text:p>
          </table:table-cell>
          <table:table-cell office:value-type="float" office:value="0.508768756441298" calcext:value-type="float">
            <text:p>0.5087687564</text:p>
          </table:table-cell>
          <table:table-cell office:value-type="float" office:value="0.516341358440771" calcext:value-type="float">
            <text:p>0.5163413584</text:p>
          </table:table-cell>
          <table:table-cell office:value-type="float" office:value="0.514597478831326" calcext:value-type="float">
            <text:p>0.5145974788</text:p>
          </table:table-cell>
          <table:table-cell office:value-type="float" office:value="0.512179489148709" calcext:value-type="float">
            <text:p>0.5121794891</text:p>
          </table:table-cell>
          <table:table-cell office:value-type="float" office:value="0.51618204196496" calcext:value-type="float">
            <text:p>0.516182042</text:p>
          </table:table-cell>
          <table:table-cell office:value-type="float" office:value="0.513928632211001" calcext:value-type="float">
            <text:p>0.5139286322</text:p>
          </table:table-cell>
          <table:table-cell office:value-type="float" office:value="0.51151590598123" calcext:value-type="float">
            <text:p>0.511515906</text:p>
          </table:table-cell>
          <table:table-cell office:value-type="float" office:value="0.503428510384398" calcext:value-type="float">
            <text:p>0.5034285104</text:p>
          </table:table-cell>
          <table:table-cell office:value-type="float" office:value="0.509926079394748" calcext:value-type="float">
            <text:p>0.5099260794</text:p>
          </table:table-cell>
          <table:table-cell office:value-type="float" office:value="0.5093447861916" calcext:value-type="float">
            <text:p>0.5093447862</text:p>
          </table:table-cell>
          <table:table-cell office:value-type="float" office:value="0.50384522365889" calcext:value-type="float">
            <text:p>0.5038452237</text:p>
          </table:table-cell>
          <table:table-cell office:value-type="float" office:value="0.511669959004194" calcext:value-type="float">
            <text:p>0.511669959</text:p>
          </table:table-cell>
          <table:table-cell office:value-type="float" office:value="0.507178929854816" calcext:value-type="float">
            <text:p>0.5071789299</text:p>
          </table:table-cell>
          <table:table-cell office:value-type="float" office:value="0.510348056122086" calcext:value-type="float">
            <text:p>0.5103480561</text:p>
          </table:table-cell>
          <table:table-cell office:value-type="float" office:value="0.515003665200122" calcext:value-type="float">
            <text:p>0.5150036652</text:p>
          </table:table-cell>
          <table:table-cell office:value-type="float" office:value="0.511423089111207" calcext:value-type="float">
            <text:p>0.5114230891</text:p>
          </table:table-cell>
          <table:table-cell office:value-type="float" office:value="0.510512636050744" calcext:value-type="float">
            <text:p>0.5105126361</text:p>
          </table:table-cell>
          <table:table-cell office:value-type="float" office:value="0.505928790031343" calcext:value-type="float">
            <text:p>0.50592879</text:p>
          </table:table-cell>
          <table:table-cell office:value-type="float" office:value="0.512925362280514" calcext:value-type="float">
            <text:p>0.5129253623</text:p>
          </table:table-cell>
          <table:table-cell office:value-type="float" office:value="0.511170955765375" calcext:value-type="float">
            <text:p>0.5111709558</text:p>
          </table:table-cell>
          <table:table-cell office:value-type="float" office:value="0.510836532455213" calcext:value-type="float">
            <text:p>0.5108365325</text:p>
          </table:table-cell>
          <table:table-cell office:value-type="float" office:value="0.520662544208646" calcext:value-type="float">
            <text:p>0.5206625442</text:p>
          </table:table-cell>
          <table:table-cell office:value-type="float" office:value="0.511253245729703" calcext:value-type="float">
            <text:p>0.5112532457</text:p>
          </table:table-cell>
          <table:table-cell office:value-type="float" office:value="0.504508806826367" calcext:value-type="float">
            <text:p>0.5045088068</text:p>
          </table:table-cell>
          <table:table-cell office:value-type="float" office:value="0.510178212740582" calcext:value-type="float">
            <text:p>0.5101782127</text:p>
          </table:table-cell>
          <table:table-cell office:value-type="float" office:value="0.508099909820975" calcext:value-type="float">
            <text:p>0.5080999098</text:p>
          </table:table-cell>
          <table:table-cell office:value-type="float" office:value="0.504760940172199" calcext:value-type="float">
            <text:p>0.5047609402</text:p>
          </table:table-cell>
          <table:table-cell office:value-type="float" office:value="0.508341516261114" calcext:value-type="float">
            <text:p>0.5083415163</text:p>
          </table:table-cell>
          <table:table-cell office:value-type="float" office:value="0.508763492988452" calcext:value-type="float">
            <text:p>0.508763493</text:p>
          </table:table-cell>
          <table:table-cell office:value-type="float" office:value="0.513336812102159" calcext:value-type="float">
            <text:p>0.5133368121</text:p>
          </table:table-cell>
          <table:table-cell office:value-type="float" office:value="0.506263213341507" calcext:value-type="float">
            <text:p>0.5062632133</text:p>
          </table:table-cell>
          <table:table-cell office:value-type="float" office:value="0.501936764120784" calcext:value-type="float">
            <text:p>0.5019367641</text:p>
          </table:table-cell>
          <table:table-cell office:value-type="float" office:value="0.509514629573104" calcext:value-type="float">
            <text:p>0.5095146296</text:p>
          </table:table-cell>
          <table:table-cell office:value-type="float" office:value="0.516171515059268" calcext:value-type="float">
            <text:p>0.5161715151</text:p>
          </table:table-cell>
          <table:table-cell office:value-type="float" office:value="0.511433616016903" calcext:value-type="float">
            <text:p>0.511433616</text:p>
          </table:table-cell>
          <table:table-cell office:value-type="float" office:value="0.516670518298087" calcext:value-type="float">
            <text:p>0.5166705183</text:p>
          </table:table-cell>
          <table:table-cell office:value-type="float" office:value="0.512086672278686" calcext:value-type="float">
            <text:p>0.5120866723</text:p>
          </table:table-cell>
          <table:table-cell office:value-type="float" office:value="0.509679209501763" calcext:value-type="float">
            <text:p>0.5096792095</text:p>
          </table:table-cell>
          <table:table-cell office:value-type="float" office:value="0.515672511820446" calcext:value-type="float">
            <text:p>0.5156725118</text:p>
          </table:table-cell>
          <table:table-cell table:number-columns-repeated="2" office:value-type="float" office:value="0.506762216580326" calcext:value-type="float">
            <text:p>0.5067622166</text:p>
          </table:table-cell>
          <table:table-cell office:value-type="float" office:value="0.511675222457042" calcext:value-type="float">
            <text:p>0.5116752225</text:p>
          </table:table-cell>
          <table:table-cell office:value-type="float" office:value="0.508928072917108" calcext:value-type="float">
            <text:p>0.5089280729</text:p>
          </table:table-cell>
          <table:table-cell office:value-type="float" office:value="0.513342075555005" calcext:value-type="float">
            <text:p>0.5133420756</text:p>
          </table:table-cell>
          <table:table-cell office:value-type="float" office:value="0.515003665200122" calcext:value-type="float">
            <text:p>0.5150036652</text:p>
          </table:table-cell>
          <table:table-cell office:value-type="float" office:value="0.511762775874217" calcext:value-type="float">
            <text:p>0.5117627759</text:p>
          </table:table-cell>
          <table:table-cell office:value-type="float" office:value="0.514422371996974" calcext:value-type="float">
            <text:p>0.514422372</text:p>
          </table:table-cell>
          <table:table-cell office:value-type="float" office:value="0.518913401146354" calcext:value-type="float">
            <text:p>0.5189134011</text:p>
          </table:table-cell>
          <table:table-cell office:value-type="float" office:value="0.506098633412849" calcext:value-type="float">
            <text:p>0.5060986334</text:p>
          </table:table-cell>
          <table:table-cell office:value-type="float" office:value="0.509020889787131" calcext:value-type="float">
            <text:p>0.5090208898</text:p>
          </table:table-cell>
          <table:table-cell office:value-type="float" office:value="0.51134079914688" calcext:value-type="float">
            <text:p>0.5113407991</text:p>
          </table:table-cell>
          <table:table-cell office:value-type="float" office:value="0.504596360243544" calcext:value-type="float">
            <text:p>0.5045963602</text:p>
          </table:table-cell>
          <table:table-cell office:value-type="float" office:value="0.50976149946609" calcext:value-type="float">
            <text:p>0.5097614995</text:p>
          </table:table-cell>
          <table:table-cell office:value-type="float" office:value="0.5093447861916" calcext:value-type="float">
            <text:p>0.5093447862</text:p>
          </table:table-cell>
          <table:table-cell office:value-type="float" office:value="0.512755518899009" calcext:value-type="float">
            <text:p>0.5127555189</text:p>
          </table:table-cell>
          <table:table-cell office:value-type="float" office:value="0.510003105906231" calcext:value-type="float">
            <text:p>0.5100031059</text:p>
          </table:table-cell>
          <table:table-cell office:value-type="float" office:value="0.510167685834888" calcext:value-type="float">
            <text:p>0.5101676858</text:p>
          </table:table-cell>
          <table:table-cell office:value-type="float" office:value="0.504431780314884" calcext:value-type="float">
            <text:p>0.5044317803</text:p>
          </table:table-cell>
          <table:table-cell office:value-type="float" office:value="0.512251252207344" calcext:value-type="float">
            <text:p>0.5122512522</text:p>
          </table:table-cell>
          <table:table-cell office:value-type="float" office:value="0.51291483537482" calcext:value-type="float">
            <text:p>0.5129148354</text:p>
          </table:table-cell>
          <table:table-cell office:value-type="float" office:value="0.506340239852989" calcext:value-type="float">
            <text:p>0.5063402399</text:p>
          </table:table-cell>
          <table:table-cell office:value-type="float" office:value="0.515003665200122" calcext:value-type="float">
            <text:p>0.5150036652</text:p>
          </table:table-cell>
          <table:table-cell office:value-type="float" office:value="0.506268476794353" calcext:value-type="float">
            <text:p>0.5062684768</text:p>
          </table:table-cell>
          <table:table-cell office:value-type="float" office:value="0.512338805624518" calcext:value-type="float">
            <text:p>0.5123388056</text:p>
          </table:table-cell>
          <table:table-cell office:value-type="float" office:value="0.506674663163149" calcext:value-type="float">
            <text:p>0.5066746632</text:p>
          </table:table-cell>
          <table:table-cell office:value-type="float" office:value="0.508758229535604" calcext:value-type="float">
            <text:p>0.5087582295</text:p>
          </table:table-cell>
          <table:table-cell office:value-type="float" office:value="0.510512636050744" calcext:value-type="float">
            <text:p>0.5105126361</text:p>
          </table:table-cell>
          <table:table-cell office:value-type="float" office:value="0.51283780886334" calcext:value-type="float">
            <text:p>0.5128378089</text:p>
          </table:table-cell>
        </table:table-row>
        <table:table-row table:style-name="ro1">
          <table:table-cell office:value-type="float" office:value="0.205661391710502" calcext:value-type="float">
            <text:p>0.2056613917</text:p>
          </table:table-cell>
          <table:table-cell office:value-type="float" office:value="0.207248540189931" calcext:value-type="float">
            <text:p>0.2072485402</text:p>
          </table:table-cell>
          <table:table-cell office:value-type="float" office:value="0.20577922011086" calcext:value-type="float">
            <text:p>0.2057792201</text:p>
          </table:table-cell>
          <table:table-cell office:value-type="float" office:value="0.202667372277583" calcext:value-type="float">
            <text:p>0.2026673723</text:p>
          </table:table-cell>
          <table:table-cell office:value-type="float" office:value="0.210242559622849" calcext:value-type="float">
            <text:p>0.2102425596</text:p>
          </table:table-cell>
          <table:table-cell office:value-type="float" office:value="0.209566813783491" calcext:value-type="float">
            <text:p>0.2095668138</text:p>
          </table:table-cell>
          <table:table-cell office:value-type="float" office:value="0.204989180796547" calcext:value-type="float">
            <text:p>0.2049891808</text:p>
          </table:table-cell>
          <table:table-cell office:value-type="float" office:value="0.212886628780095" calcext:value-type="float">
            <text:p>0.2128866288</text:p>
          </table:table-cell>
          <table:table-cell office:value-type="float" office:value="0.204694609795652" calcext:value-type="float">
            <text:p>0.2046946098</text:p>
          </table:table-cell>
          <table:table-cell office:value-type="float" office:value="0.205633702073114" calcext:value-type="float">
            <text:p>0.2056337021</text:p>
          </table:table-cell>
          <table:table-cell office:value-type="float" office:value="0.204018863956297" calcext:value-type="float">
            <text:p>0.204018864</text:p>
          </table:table-cell>
          <table:table-cell office:value-type="float" office:value="0.204313434957191" calcext:value-type="float">
            <text:p>0.204313435</text:p>
          </table:table-cell>
          <table:table-cell office:value-type="float" office:value="0.211739569339309" calcext:value-type="float">
            <text:p>0.2117395693</text:p>
          </table:table-cell>
          <table:table-cell office:value-type="float" office:value="0.215028159773122" calcext:value-type="float">
            <text:p>0.2150281598</text:p>
          </table:table-cell>
          <table:table-cell office:value-type="float" office:value="0.205838134311038" calcext:value-type="float">
            <text:p>0.2058381343</text:p>
          </table:table-cell>
          <table:table-cell office:value-type="float" office:value="0.207452972427855" calcext:value-type="float">
            <text:p>0.2074529724</text:p>
          </table:table-cell>
          <table:table-cell office:value-type="float" office:value="0.201672900725346" calcext:value-type="float">
            <text:p>0.2016729007</text:p>
          </table:table-cell>
          <table:table-cell office:value-type="float" office:value="0.202054075563807" calcext:value-type="float">
            <text:p>0.2020540756</text:p>
          </table:table-cell>
          <table:table-cell office:value-type="float" office:value="0.207865371829108" calcext:value-type="float">
            <text:p>0.2078653718</text:p>
          </table:table-cell>
          <table:table-cell office:value-type="float" office:value="0.20381443171837" calcext:value-type="float">
            <text:p>0.2038144317</text:p>
          </table:table-cell>
          <table:table-cell office:value-type="float" office:value="0.20337434267973" calcext:value-type="float">
            <text:p>0.2033743427</text:p>
          </table:table-cell>
          <table:table-cell office:value-type="float" office:value="0.208101028629823" calcext:value-type="float">
            <text:p>0.2081010286</text:p>
          </table:table-cell>
          <table:table-cell office:value-type="float" office:value="0.20669062275093" calcext:value-type="float">
            <text:p>0.2066906228</text:p>
          </table:table-cell>
          <table:table-cell office:value-type="float" office:value="0.203873345918549" calcext:value-type="float">
            <text:p>0.2038733459</text:p>
          </table:table-cell>
          <table:table-cell office:value-type="float" office:value="0.208336685430538" calcext:value-type="float">
            <text:p>0.2083366854</text:p>
          </table:table-cell>
          <table:table-cell office:value-type="float" office:value="0.210097041585101" calcext:value-type="float">
            <text:p>0.2100970416</text:p>
          </table:table-cell>
          <table:table-cell office:value-type="float" office:value="0.204195606556833" calcext:value-type="float">
            <text:p>0.2041956066</text:p>
          </table:table-cell>
          <table:table-cell office:value-type="float" office:value="0.202757511040553" calcext:value-type="float">
            <text:p>0.202757511</text:p>
          </table:table-cell>
          <table:table-cell office:value-type="float" office:value="0.20534266599762" calcext:value-type="float">
            <text:p>0.205342666</text:p>
          </table:table-cell>
          <table:table-cell office:value-type="float" office:value="0.205165923397083" calcext:value-type="float">
            <text:p>0.2051659234</text:p>
          </table:table-cell>
          <table:table-cell office:value-type="float" office:value="0.208658946068821" calcext:value-type="float">
            <text:p>0.2086589461</text:p>
          </table:table-cell>
          <table:table-cell office:value-type="float" office:value="0.206749536951109" calcext:value-type="float">
            <text:p>0.206749537</text:p>
          </table:table-cell>
          <table:table-cell office:value-type="float" office:value="0.204694609795652" calcext:value-type="float">
            <text:p>0.2046946098</text:p>
          </table:table-cell>
          <table:table-cell office:value-type="float" office:value="0.209889074421776" calcext:value-type="float">
            <text:p>0.2098890744</text:p>
          </table:table-cell>
          <table:table-cell office:value-type="float" office:value="0.207719853791362" calcext:value-type="float">
            <text:p>0.2077198538</text:p>
          </table:table-cell>
          <table:table-cell office:value-type="float" office:value="0.207865371829108" calcext:value-type="float">
            <text:p>0.2078653718</text:p>
          </table:table-cell>
          <table:table-cell office:value-type="float" office:value="0.206749536951109" calcext:value-type="float">
            <text:p>0.206749537</text:p>
          </table:table-cell>
          <table:table-cell office:value-type="float" office:value="0.208835688669357" calcext:value-type="float">
            <text:p>0.2088356887</text:p>
          </table:table-cell>
          <table:table-cell office:value-type="float" office:value="0.206604018913364" calcext:value-type="float">
            <text:p>0.2066040189</text:p>
          </table:table-cell>
          <table:table-cell office:value-type="float" office:value="0.207394058227677" calcext:value-type="float">
            <text:p>0.2073940582</text:p>
          </table:table-cell>
          <table:table-cell office:value-type="float" office:value="0.209126724744851" calcext:value-type="float">
            <text:p>0.2091267247</text:p>
          </table:table-cell>
          <table:table-cell office:value-type="float" office:value="0.208069804067032" calcext:value-type="float">
            <text:p>0.2080698041</text:p>
          </table:table-cell>
          <table:table-cell office:value-type="float" office:value="0.208042114429644" calcext:value-type="float">
            <text:p>0.2080421144</text:p>
          </table:table-cell>
          <table:table-cell office:value-type="float" office:value="0.212474229378843" calcext:value-type="float">
            <text:p>0.2124742294</text:p>
          </table:table-cell>
          <table:table-cell office:value-type="float" office:value="0.207806457628929" calcext:value-type="float">
            <text:p>0.2078064576</text:p>
          </table:table-cell>
          <table:table-cell office:value-type="float" office:value="0.207515421553434" calcext:value-type="float">
            <text:p>0.2075154216</text:p>
          </table:table-cell>
          <table:table-cell office:value-type="float" office:value="0.21212074417777" calcext:value-type="float">
            <text:p>0.2121207442</text:p>
          </table:table-cell>
          <table:table-cell office:value-type="float" office:value="0.210682648661489" calcext:value-type="float">
            <text:p>0.2106826487</text:p>
          </table:table-cell>
          <table:table-cell office:value-type="float" office:value="0.207629715028392" calcext:value-type="float">
            <text:p>0.207629715</text:p>
          </table:table-cell>
          <table:table-cell office:value-type="float" office:value="0.207570800828213" calcext:value-type="float">
            <text:p>0.2075708008</text:p>
          </table:table-cell>
          <table:table-cell office:value-type="float" office:value="0.209920298984565" calcext:value-type="float">
            <text:p>0.209920299</text:p>
          </table:table-cell>
          <table:table-cell office:value-type="float" office:value="0.211975226140024" calcext:value-type="float">
            <text:p>0.2119752261</text:p>
          </table:table-cell>
          <table:table-cell office:value-type="float" office:value="0.212592057779201" calcext:value-type="float">
            <text:p>0.2125920578</text:p>
          </table:table-cell>
          <table:table-cell office:value-type="float" office:value="0.215759284887256" calcext:value-type="float">
            <text:p>0.2157592849</text:p>
          </table:table-cell>
          <table:table-cell office:value-type="float" office:value="0.212533143579022" calcext:value-type="float">
            <text:p>0.2125331436</text:p>
          </table:table-cell>
          <table:table-cell office:value-type="float" office:value="0.209067810544672" calcext:value-type="float">
            <text:p>0.2090678105</text:p>
          </table:table-cell>
          <table:table-cell office:value-type="float" office:value="0.207598490465601" calcext:value-type="float">
            <text:p>0.2075984905</text:p>
          </table:table-cell>
          <table:table-cell office:value-type="float" office:value="0.205044560071325" calcext:value-type="float">
            <text:p>0.2050445601</text:p>
          </table:table-cell>
          <table:table-cell office:value-type="float" office:value="0.208482203468284" calcext:value-type="float">
            <text:p>0.2084822035</text:p>
          </table:table-cell>
          <table:table-cell office:value-type="float" office:value="0.209743556384028" calcext:value-type="float">
            <text:p>0.2097435564</text:p>
          </table:table-cell>
          <table:table-cell office:value-type="float" office:value="0.207130711789573" calcext:value-type="float">
            <text:p>0.2071307118</text:p>
          </table:table-cell>
          <table:table-cell office:value-type="float" office:value="0.212768800379737" calcext:value-type="float">
            <text:p>0.2127688004</text:p>
          </table:table-cell>
          <table:table-cell office:value-type="float" office:value="0.207189625989752" calcext:value-type="float">
            <text:p>0.207189626</text:p>
          </table:table-cell>
          <table:table-cell office:value-type="float" office:value="0.203991174318906" calcext:value-type="float">
            <text:p>0.2039911743</text:p>
          </table:table-cell>
          <table:table-cell office:value-type="float" office:value="0.207515421553434" calcext:value-type="float">
            <text:p>0.2075154216</text:p>
          </table:table-cell>
          <table:table-cell office:value-type="float" office:value="0.211621740938951" calcext:value-type="float">
            <text:p>0.2116217409</text:p>
          </table:table-cell>
          <table:table-cell office:value-type="float" office:value="0.205633702073114" calcext:value-type="float">
            <text:p>0.2056337021</text:p>
          </table:table-cell>
          <table:table-cell office:value-type="float" office:value="0.211826173176875" calcext:value-type="float">
            <text:p>0.2118261732</text:p>
          </table:table-cell>
          <table:table-cell office:value-type="float" office:value="0.212061829977591" calcext:value-type="float">
            <text:p>0.21206183</text:p>
          </table:table-cell>
          <table:table-cell office:value-type="float" office:value="0.207452972427855" calcext:value-type="float">
            <text:p>0.2074529724</text:p>
          </table:table-cell>
          <table:table-cell office:value-type="float" office:value="0.211299480300666" calcext:value-type="float">
            <text:p>0.2112994803</text:p>
          </table:table-cell>
          <table:table-cell office:value-type="float" office:value="0.207924286029286" calcext:value-type="float">
            <text:p>0.207924286</text:p>
          </table:table-cell>
          <table:table-cell office:value-type="float" office:value="0.207629715028392" calcext:value-type="float">
            <text:p>0.207629715</text:p>
          </table:table-cell>
          <table:table-cell office:value-type="float" office:value="0.210273784185638" calcext:value-type="float">
            <text:p>0.2102737842</text:p>
          </table:table-cell>
          <table:table-cell office:value-type="float" office:value="0.207598490465601" calcext:value-type="float">
            <text:p>0.2075984905</text:p>
          </table:table-cell>
          <table:table-cell office:value-type="float" office:value="0.209979213184743" calcext:value-type="float">
            <text:p>0.2099792132</text:p>
          </table:table-cell>
          <table:table-cell office:value-type="float" office:value="0.212945542980274" calcext:value-type="float">
            <text:p>0.212945543</text:p>
          </table:table-cell>
          <table:table-cell office:value-type="float" office:value="0.206981658826424" calcext:value-type="float">
            <text:p>0.2069816588</text:p>
          </table:table-cell>
          <table:table-cell office:value-type="float" office:value="0.21159405130156" calcext:value-type="float">
            <text:p>0.2115940513</text:p>
          </table:table-cell>
          <table:table-cell office:value-type="float" office:value="0.216143994651119" calcext:value-type="float">
            <text:p>0.2161439947</text:p>
          </table:table-cell>
          <table:table-cell office:value-type="float" office:value="0.206545104713185" calcext:value-type="float">
            <text:p>0.2065451047</text:p>
          </table:table-cell>
          <table:table-cell office:value-type="float" office:value="0.203873345918549" calcext:value-type="float">
            <text:p>0.2038733459</text:p>
          </table:table-cell>
          <table:table-cell office:value-type="float" office:value="0.210242559622849" calcext:value-type="float">
            <text:p>0.2102425596</text:p>
          </table:table-cell>
          <table:table-cell office:value-type="float" office:value="0.2067772265885" calcext:value-type="float">
            <text:p>0.2067772266</text:p>
          </table:table-cell>
          <table:table-cell office:value-type="float" office:value="0.20818763246739" calcext:value-type="float">
            <text:p>0.2081876325</text:p>
          </table:table-cell>
          <table:table-cell office:value-type="float" office:value="0.208069804067032" calcext:value-type="float">
            <text:p>0.2080698041</text:p>
          </table:table-cell>
          <table:table-cell office:value-type="float" office:value="0.211535137101382" calcext:value-type="float">
            <text:p>0.2115351371</text:p>
          </table:table-cell>
          <table:table-cell office:value-type="float" office:value="0.212415315178664" calcext:value-type="float">
            <text:p>0.2124153152</text:p>
          </table:table-cell>
          <table:table-cell office:value-type="float" office:value="0.213590064256841" calcext:value-type="float">
            <text:p>0.2135900643</text:p>
          </table:table-cell>
          <table:table-cell office:value-type="float" office:value="0.206132705311933" calcext:value-type="float">
            <text:p>0.2061327053</text:p>
          </table:table-cell>
          <table:table-cell office:value-type="float" office:value="0.213000922255052" calcext:value-type="float">
            <text:p>0.2130009223</text:p>
          </table:table-cell>
          <table:table-cell office:value-type="float" office:value="0.214910331372764" calcext:value-type="float">
            <text:p>0.2149103314</text:p>
          </table:table-cell>
          <table:table-cell office:value-type="float" office:value="0.210301473823028" calcext:value-type="float">
            <text:p>0.2103014738</text:p>
          </table:table-cell>
          <table:table-cell office:value-type="float" office:value="0.212297486778306" calcext:value-type="float">
            <text:p>0.2122974868</text:p>
          </table:table-cell>
          <table:table-cell office:value-type="float" office:value="0.204694609795652" calcext:value-type="float">
            <text:p>0.2046946098</text:p>
          </table:table-cell>
          <table:table-cell office:value-type="float" office:value="0.211535137101382" calcext:value-type="float">
            <text:p>0.2115351371</text:p>
          </table:table-cell>
          <table:table-cell office:value-type="float" office:value="0.209154414382239" calcext:value-type="float">
            <text:p>0.2091544144</text:p>
          </table:table-cell>
          <table:table-cell office:value-type="float" office:value="0.209507899583312" calcext:value-type="float">
            <text:p>0.2095078996</text:p>
          </table:table-cell>
          <table:table-cell office:value-type="float" office:value="0.207865371829108" calcext:value-type="float">
            <text:p>0.2078653718</text:p>
          </table:table-cell>
          <table:table-cell office:value-type="float" office:value="0.211209341537699" calcext:value-type="float">
            <text:p>0.2112093415</text:p>
          </table:table-cell>
        </table:table-row>
        <table:table-row table:style-name="ro1">
          <table:table-cell office:value-type="float" office:value="-0.0718249277854212" calcext:value-type="float">
            <text:p>-0.0718249278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16489857212764" calcext:value-type="float">
            <text:p>-0.0716489857</text:p>
          </table:table-cell>
          <table:table-cell office:value-type="float" office:value="-0.0718249277854212" calcext:value-type="float">
            <text:p>-0.0718249278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12091305609145" calcext:value-type="float">
            <text:p>-0.0712091306</text:p>
          </table:table-cell>
          <table:table-cell office:value-type="float" office:value="-0.0705933333364082" calcext:value-type="float">
            <text:p>-0.0705933333</text:p>
          </table:table-cell>
          <table:table-cell office:value-type="float" office:value="-0.0699775361119014" calcext:value-type="float">
            <text:p>-0.0699775361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11211595288423" calcext:value-type="float">
            <text:p>-0.0711211595</text:p>
          </table:table-cell>
          <table:table-cell office:value-type="float" office:value="-0.0712971015929871" calcext:value-type="float">
            <text:p>-0.0712971016</text:p>
          </table:table-cell>
          <table:table-cell office:value-type="float" office:value="-0.0708572464326252" calcext:value-type="float">
            <text:p>-0.0708572464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05053623043355" calcext:value-type="float">
            <text:p>-0.0705053623</text:p>
          </table:table-cell>
          <table:table-cell office:value-type="float" office:value="-0.0715610146892042" calcext:value-type="float">
            <text:p>-0.0715610147</text:p>
          </table:table-cell>
          <table:table-cell office:value-type="float" office:value="-0.0713850726250593" calcext:value-type="float">
            <text:p>-0.0713850726</text:p>
          </table:table-cell>
          <table:table-cell office:value-type="float" office:value="-0.0703294202401911" calcext:value-type="float">
            <text:p>-0.0703294202</text:p>
          </table:table-cell>
          <table:table-cell office:value-type="float" office:value="-0.0705053623043355" calcext:value-type="float">
            <text:p>-0.0705053623</text:p>
          </table:table-cell>
          <table:table-cell office:value-type="float" office:value="-0.0707692754005526" calcext:value-type="float">
            <text:p>-0.0707692754</text:p>
          </table:table-cell>
          <table:table-cell office:value-type="float" office:value="-0.0708572464326252" calcext:value-type="float">
            <text:p>-0.0708572464</text:p>
          </table:table-cell>
          <table:table-cell office:value-type="float" office:value="-0.0707692754005526" calcext:value-type="float">
            <text:p>-0.0707692754</text:p>
          </table:table-cell>
          <table:table-cell office:value-type="float" office:value="-0.0704173912722633" calcext:value-type="float">
            <text:p>-0.0704173913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07692754005526" calcext:value-type="float">
            <text:p>-0.0707692754</text:p>
          </table:table-cell>
          <table:table-cell office:value-type="float" office:value="-0.070065507143974" calcext:value-type="float">
            <text:p>-0.0700655071</text:p>
          </table:table-cell>
          <table:table-cell office:value-type="float" office:value="-0.0704173912722633" calcext:value-type="float">
            <text:p>-0.0704173913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0065507143974" calcext:value-type="float">
            <text:p>-0.0700655071</text:p>
          </table:table-cell>
          <table:table-cell table:number-columns-repeated="2" office:value-type="float" office:value="-0.0703294202401911" calcext:value-type="float">
            <text:p>-0.0703294202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14730436571315" calcext:value-type="float">
            <text:p>-0.0714730437</text:p>
          </table:table-cell>
          <table:table-cell office:value-type="float" office:value="-0.0702414492081185" calcext:value-type="float">
            <text:p>-0.0702414492</text:p>
          </table:table-cell>
          <table:table-cell office:value-type="float" office:value="-0.0707692754005526" calcext:value-type="float">
            <text:p>-0.0707692754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0065507143974" calcext:value-type="float">
            <text:p>-0.0700655071</text:p>
          </table:table-cell>
          <table:table-cell office:value-type="float" office:value="-0.0704173912722633" calcext:value-type="float">
            <text:p>-0.0704173913</text:p>
          </table:table-cell>
          <table:table-cell office:value-type="float" office:value="-0.0714730436571315" calcext:value-type="float">
            <text:p>-0.0714730437</text:p>
          </table:table-cell>
          <table:table-cell office:value-type="float" office:value="-0.0711211595288423" calcext:value-type="float">
            <text:p>-0.0711211595</text:p>
          </table:table-cell>
          <table:table-cell office:value-type="float" office:value="-0.0712091305609145" calcext:value-type="float">
            <text:p>-0.0712091306</text:p>
          </table:table-cell>
          <table:table-cell office:value-type="float" office:value="-0.0705053623043355" calcext:value-type="float">
            <text:p>-0.0705053623</text:p>
          </table:table-cell>
          <table:table-cell office:value-type="float" office:value="-0.0705933333364082" calcext:value-type="float">
            <text:p>-0.0705933333</text:p>
          </table:table-cell>
          <table:table-cell office:value-type="float" office:value="-0.0708572464326252" calcext:value-type="float">
            <text:p>-0.0708572464</text:p>
          </table:table-cell>
          <table:table-cell office:value-type="float" office:value="-0.069801594047757" calcext:value-type="float">
            <text:p>-0.069801594</text:p>
          </table:table-cell>
          <table:table-cell office:value-type="float" office:value="-0.0711211595288423" calcext:value-type="float">
            <text:p>-0.0711211595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11211595288423" calcext:value-type="float">
            <text:p>-0.0711211595</text:p>
          </table:table-cell>
          <table:table-cell office:value-type="float" office:value="-0.0712091305609145" calcext:value-type="float">
            <text:p>-0.0712091306</text:p>
          </table:table-cell>
          <table:table-cell office:value-type="float" office:value="-0.0706813043684804" calcext:value-type="float">
            <text:p>-0.0706813044</text:p>
          </table:table-cell>
          <table:table-cell office:value-type="float" office:value="-0.0705933333364082" calcext:value-type="float">
            <text:p>-0.0705933333</text:p>
          </table:table-cell>
          <table:table-cell office:value-type="float" office:value="-0.0704173912722633" calcext:value-type="float">
            <text:p>-0.0704173913</text:p>
          </table:table-cell>
          <table:table-cell office:value-type="float" office:value="-0.0716489857212764" calcext:value-type="float">
            <text:p>-0.0716489857</text:p>
          </table:table-cell>
          <table:table-cell office:value-type="float" office:value="-0.0705053623043355" calcext:value-type="float">
            <text:p>-0.0705053623</text:p>
          </table:table-cell>
          <table:table-cell office:value-type="float" office:value="-0.0712091305609145" calcext:value-type="float">
            <text:p>-0.0712091306</text:p>
          </table:table-cell>
          <table:table-cell office:value-type="float" office:value="-0.0719128988174934" calcext:value-type="float">
            <text:p>-0.0719128988</text:p>
          </table:table-cell>
          <table:table-cell office:value-type="float" office:value="-0.0720008698495657" calcext:value-type="float">
            <text:p>-0.0720008698</text:p>
          </table:table-cell>
          <table:table-cell office:value-type="float" office:value="-0.0705933333364082" calcext:value-type="float">
            <text:p>-0.0705933333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11211595288423" calcext:value-type="float">
            <text:p>-0.0711211595</text:p>
          </table:table-cell>
          <table:table-cell office:value-type="float" office:value="-0.0701534781760462" calcext:value-type="float">
            <text:p>-0.0701534782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05933333364082" calcext:value-type="float">
            <text:p>-0.0705933333</text:p>
          </table:table-cell>
          <table:table-cell office:value-type="float" office:value="-0.069801594047757" calcext:value-type="float">
            <text:p>-0.069801594</text:p>
          </table:table-cell>
          <table:table-cell table:number-columns-repeated="2" office:value-type="float" office:value="-0.0711211595288423" calcext:value-type="float">
            <text:p>-0.0711211595</text:p>
          </table:table-cell>
          <table:table-cell office:value-type="float" office:value="-0.0715610146892042" calcext:value-type="float">
            <text:p>-0.0715610147</text:p>
          </table:table-cell>
          <table:table-cell office:value-type="float" office:value="-0.0712091305609145" calcext:value-type="float">
            <text:p>-0.0712091306</text:p>
          </table:table-cell>
          <table:table-cell office:value-type="float" office:value="-0.0713850726250593" calcext:value-type="float">
            <text:p>-0.0713850726</text:p>
          </table:table-cell>
          <table:table-cell office:value-type="float" office:value="-0.0708572464326252" calcext:value-type="float">
            <text:p>-0.0708572464</text:p>
          </table:table-cell>
          <table:table-cell office:value-type="float" office:value="-0.0706813043684804" calcext:value-type="float">
            <text:p>-0.0706813044</text:p>
          </table:table-cell>
          <table:table-cell office:value-type="float" office:value="-0.0711211595288423" calcext:value-type="float">
            <text:p>-0.0711211595</text:p>
          </table:table-cell>
          <table:table-cell office:value-type="float" office:value="-0.0701534781760462" calcext:value-type="float">
            <text:p>-0.0701534782</text:p>
          </table:table-cell>
          <table:table-cell office:value-type="float" office:value="-0.0719128988174934" calcext:value-type="float">
            <text:p>-0.0719128988</text:p>
          </table:table-cell>
          <table:table-cell office:value-type="float" office:value="-0.0705933333364082" calcext:value-type="float">
            <text:p>-0.0705933333</text:p>
          </table:table-cell>
          <table:table-cell office:value-type="float" office:value="-0.0698895650798292" calcext:value-type="float">
            <text:p>-0.0698895651</text:p>
          </table:table-cell>
          <table:table-cell office:value-type="float" office:value="-0.0720888408816383" calcext:value-type="float">
            <text:p>-0.0720888409</text:p>
          </table:table-cell>
          <table:table-cell office:value-type="float" office:value="-0.0704173912722633" calcext:value-type="float">
            <text:p>-0.0704173913</text:p>
          </table:table-cell>
          <table:table-cell office:value-type="float" office:value="-0.0703294202401911" calcext:value-type="float">
            <text:p>-0.0703294202</text:p>
          </table:table-cell>
          <table:table-cell office:value-type="float" office:value="-0.0705053623043355" calcext:value-type="float">
            <text:p>-0.0705053623</text:p>
          </table:table-cell>
          <table:table-cell office:value-type="float" office:value="-0.0707692754005526" calcext:value-type="float">
            <text:p>-0.0707692754</text:p>
          </table:table-cell>
          <table:table-cell office:value-type="float" office:value="-0.0709452174646974" calcext:value-type="float">
            <text:p>-0.0709452175</text:p>
          </table:table-cell>
          <table:table-cell office:value-type="float" office:value="-0.0716489857212764" calcext:value-type="float">
            <text:p>-0.0716489857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12091305609145" calcext:value-type="float">
            <text:p>-0.0712091306</text:p>
          </table:table-cell>
          <table:table-cell office:value-type="float" office:value="-0.0705053623043355" calcext:value-type="float">
            <text:p>-0.0705053623</text:p>
          </table:table-cell>
          <table:table-cell office:value-type="float" office:value="-0.0706813043684804" calcext:value-type="float">
            <text:p>-0.0706813044</text:p>
          </table:table-cell>
          <table:table-cell office:value-type="float" office:value="-0.0704173912722633" calcext:value-type="float">
            <text:p>-0.0704173913</text:p>
          </table:table-cell>
          <table:table-cell office:value-type="float" office:value="-0.0711211595288423" calcext:value-type="float">
            <text:p>-0.0711211595</text:p>
          </table:table-cell>
          <table:table-cell office:value-type="float" office:value="-0.0712971015929871" calcext:value-type="float">
            <text:p>-0.0712971016</text:p>
          </table:table-cell>
          <table:table-cell office:value-type="float" office:value="-0.0706813043684804" calcext:value-type="float">
            <text:p>-0.0706813044</text:p>
          </table:table-cell>
          <table:table-cell table:number-columns-repeated="2" office:value-type="float" office:value="-0.0708572464326252" calcext:value-type="float">
            <text:p>-0.0708572464</text:p>
          </table:table-cell>
          <table:table-cell office:value-type="float" office:value="-0.07103318849677" calcext:value-type="float">
            <text:p>-0.0710331885</text:p>
          </table:table-cell>
          <table:table-cell office:value-type="float" office:value="-0.0705053623043355" calcext:value-type="float">
            <text:p>-0.0705053623</text:p>
          </table:table-cell>
          <table:table-cell office:value-type="float" office:value="-0.0718249277854212" calcext:value-type="float">
            <text:p>-0.0718249278</text:p>
          </table:table-cell>
          <table:table-cell office:value-type="float" office:value="-0.0712971015929871" calcext:value-type="float">
            <text:p>-0.0712971016</text:p>
          </table:table-cell>
          <table:table-cell office:value-type="float" office:value="-0.0707692754005526" calcext:value-type="float">
            <text:p>-0.0707692754</text:p>
          </table:table-cell>
          <table:table-cell office:value-type="float" office:value="-0.0717369567533486" calcext:value-type="float">
            <text:p>-0.0717369568</text:p>
          </table:table-cell>
        </table:table-row>
        <table:table-row table:style-name="ro1">
          <table:table-cell office:value-type="float" office:value="-0.0242180452460702" calcext:value-type="float">
            <text:p>-0.0242180452</text:p>
          </table:table-cell>
          <table:table-cell office:value-type="float" office:value="-0.0239988884303856" calcext:value-type="float">
            <text:p>-0.0239988884</text:p>
          </table:table-cell>
          <table:table-cell office:value-type="float" office:value="-0.0244998182948075" calcext:value-type="float">
            <text:p>-0.0244998183</text:p>
          </table:table-cell>
          <table:table-cell office:value-type="float" office:value="-0.0243745858287021" calcext:value-type="float">
            <text:p>-0.0243745858</text:p>
          </table:table-cell>
          <table:table-cell office:value-type="float" office:value="-0.0246563588774394" calcext:value-type="float">
            <text:p>-0.0246563589</text:p>
          </table:table-cell>
          <table:table-cell office:value-type="float" office:value="-0.024124120896491" calcext:value-type="float">
            <text:p>-0.0241241209</text:p>
          </table:table-cell>
          <table:table-cell office:value-type="float" office:value="-0.024531126411334" calcext:value-type="float">
            <text:p>-0.0245311264</text:p>
          </table:table-cell>
          <table:table-cell office:value-type="float" office:value="-0.0244998182948075" calcext:value-type="float">
            <text:p>-0.0244998183</text:p>
          </table:table-cell>
          <table:table-cell office:value-type="float" office:value="-0.0245624345278603" calcext:value-type="float">
            <text:p>-0.0245624345</text:p>
          </table:table-cell>
          <table:table-cell office:value-type="float" office:value="-0.0244372020617549" calcext:value-type="float">
            <text:p>-0.0244372021</text:p>
          </table:table-cell>
          <table:table-cell office:value-type="float" office:value="-0.0245624345278603" calcext:value-type="float">
            <text:p>-0.0245624345</text:p>
          </table:table-cell>
          <table:table-cell office:value-type="float" office:value="-0.0246563588774394" calcext:value-type="float">
            <text:p>-0.0246563589</text:p>
          </table:table-cell>
          <table:table-cell table:number-columns-repeated="2" office:value-type="float" office:value="-0.0245624345278603" calcext:value-type="float">
            <text:p>-0.0245624345</text:p>
          </table:table-cell>
          <table:table-cell office:value-type="float" office:value="-0.0246250507609131" calcext:value-type="float">
            <text:p>-0.0246250508</text:p>
          </table:table-cell>
          <table:table-cell office:value-type="float" office:value="-0.0249694400427032" calcext:value-type="float">
            <text:p>-0.02496944</text:p>
          </table:table-cell>
          <table:table-cell table:number-columns-repeated="2" office:value-type="float" office:value="-0.0244372020617549" calcext:value-type="float">
            <text:p>-0.0244372021</text:p>
          </table:table-cell>
          <table:table-cell office:value-type="float" office:value="-0.024531126411334" calcext:value-type="float">
            <text:p>-0.0245311264</text:p>
          </table:table-cell>
          <table:table-cell office:value-type="float" office:value="-0.0242180452460702" calcext:value-type="float">
            <text:p>-0.0242180452</text:p>
          </table:table-cell>
          <table:table-cell office:value-type="float" office:value="-0.0242493533625966" calcext:value-type="float">
            <text:p>-0.0242493534</text:p>
          </table:table-cell>
          <table:table-cell office:value-type="float" office:value="-0.0246250507609131" calcext:value-type="float">
            <text:p>-0.0246250508</text:p>
          </table:table-cell>
          <table:table-cell office:value-type="float" office:value="-0.0246876669939659" calcext:value-type="float">
            <text:p>-0.024687667</text:p>
          </table:table-cell>
          <table:table-cell table:number-columns-repeated="2" office:value-type="float" office:value="-0.0245624345278603" calcext:value-type="float">
            <text:p>-0.0245624345</text:p>
          </table:table-cell>
          <table:table-cell office:value-type="float" office:value="-0.0243432777121758" calcext:value-type="float">
            <text:p>-0.0243432777</text:p>
          </table:table-cell>
          <table:table-cell office:value-type="float" office:value="-0.0245624345278603" calcext:value-type="float">
            <text:p>-0.0245624345</text:p>
          </table:table-cell>
          <table:table-cell office:value-type="float" office:value="-0.024280661479123" calcext:value-type="float">
            <text:p>-0.0242806615</text:p>
          </table:table-cell>
          <table:table-cell office:value-type="float" office:value="-0.0242180452460702" calcext:value-type="float">
            <text:p>-0.0242180452</text:p>
          </table:table-cell>
          <table:table-cell office:value-type="float" office:value="-0.0241867371295438" calcext:value-type="float">
            <text:p>-0.0241867371</text:p>
          </table:table-cell>
          <table:table-cell office:value-type="float" office:value="-0.0244998182948075" calcext:value-type="float">
            <text:p>-0.0244998183</text:p>
          </table:table-cell>
          <table:table-cell office:value-type="float" office:value="-0.0243119695956493" calcext:value-type="float">
            <text:p>-0.0243119696</text:p>
          </table:table-cell>
          <table:table-cell office:value-type="float" office:value="-0.0238423478477537" calcext:value-type="float">
            <text:p>-0.0238423478</text:p>
          </table:table-cell>
          <table:table-cell office:value-type="float" office:value="-0.0244372020617549" calcext:value-type="float">
            <text:p>-0.0244372021</text:p>
          </table:table-cell>
          <table:table-cell table:number-columns-repeated="2" office:value-type="float" office:value="-0.0244998182948075" calcext:value-type="float">
            <text:p>-0.0244998183</text:p>
          </table:table-cell>
          <table:table-cell office:value-type="float" office:value="-0.024280661479123" calcext:value-type="float">
            <text:p>-0.0242806615</text:p>
          </table:table-cell>
          <table:table-cell office:value-type="float" office:value="-0.0243745858287021" calcext:value-type="float">
            <text:p>-0.0243745858</text:p>
          </table:table-cell>
          <table:table-cell office:value-type="float" office:value="-0.0248755156931241" calcext:value-type="float">
            <text:p>-0.0248755157</text:p>
          </table:table-cell>
          <table:table-cell office:value-type="float" office:value="-0.0245624345278603" calcext:value-type="float">
            <text:p>-0.0245624345</text:p>
          </table:table-cell>
          <table:table-cell office:value-type="float" office:value="-0.0246876669939659" calcext:value-type="float">
            <text:p>-0.024687667</text:p>
          </table:table-cell>
          <table:table-cell office:value-type="float" office:value="-0.0242493533625966" calcext:value-type="float">
            <text:p>-0.0242493534</text:p>
          </table:table-cell>
          <table:table-cell office:value-type="float" office:value="-0.0243119695956493" calcext:value-type="float">
            <text:p>-0.0243119696</text:p>
          </table:table-cell>
          <table:table-cell office:value-type="float" office:value="-0.0243745858287021" calcext:value-type="float">
            <text:p>-0.0243745858</text:p>
          </table:table-cell>
          <table:table-cell office:value-type="float" office:value="-0.0246563588774394" calcext:value-type="float">
            <text:p>-0.0246563589</text:p>
          </table:table-cell>
          <table:table-cell office:value-type="float" office:value="-0.0243432777121758" calcext:value-type="float">
            <text:p>-0.0243432777</text:p>
          </table:table-cell>
          <table:table-cell office:value-type="float" office:value="-0.0244372020617549" calcext:value-type="float">
            <text:p>-0.0244372021</text:p>
          </table:table-cell>
          <table:table-cell office:value-type="float" office:value="-0.0245624345278603" calcext:value-type="float">
            <text:p>-0.0245624345</text:p>
          </table:table-cell>
          <table:table-cell office:value-type="float" office:value="-0.0246250507609131" calcext:value-type="float">
            <text:p>-0.0246250508</text:p>
          </table:table-cell>
          <table:table-cell office:value-type="float" office:value="-0.0244058939452284" calcext:value-type="float">
            <text:p>-0.0244058939</text:p>
          </table:table-cell>
          <table:table-cell office:value-type="float" office:value="-0.0243119695956493" calcext:value-type="float">
            <text:p>-0.0243119696</text:p>
          </table:table-cell>
          <table:table-cell office:value-type="float" office:value="-0.024531126411334" calcext:value-type="float">
            <text:p>-0.0245311264</text:p>
          </table:table-cell>
          <table:table-cell office:value-type="float" office:value="-0.024781591343545" calcext:value-type="float">
            <text:p>-0.0247815913</text:p>
          </table:table-cell>
          <table:table-cell office:value-type="float" office:value="-0.0239049640808065" calcext:value-type="float">
            <text:p>-0.0239049641</text:p>
          </table:table-cell>
          <table:table-cell office:value-type="float" office:value="-0.0243432777121758" calcext:value-type="float">
            <text:p>-0.0243432777</text:p>
          </table:table-cell>
          <table:table-cell office:value-type="float" office:value="-0.0245624345278603" calcext:value-type="float">
            <text:p>-0.0245624345</text:p>
          </table:table-cell>
          <table:table-cell office:value-type="float" office:value="-0.0244685101782812" calcext:value-type="float">
            <text:p>-0.0244685102</text:p>
          </table:table-cell>
          <table:table-cell office:value-type="float" office:value="-0.0241867371295438" calcext:value-type="float">
            <text:p>-0.0241867371</text:p>
          </table:table-cell>
          <table:table-cell office:value-type="float" office:value="-0.0244372020617549" calcext:value-type="float">
            <text:p>-0.0244372021</text:p>
          </table:table-cell>
          <table:table-cell office:value-type="float" office:value="-0.0241554290130175" calcext:value-type="float">
            <text:p>-0.024155429</text:p>
          </table:table-cell>
          <table:table-cell office:value-type="float" office:value="-0.0247189751104922" calcext:value-type="float">
            <text:p>-0.0247189751</text:p>
          </table:table-cell>
          <table:table-cell office:value-type="float" office:value="-0.0244372020617549" calcext:value-type="float">
            <text:p>-0.0244372021</text:p>
          </table:table-cell>
          <table:table-cell office:value-type="float" office:value="-0.0244058939452284" calcext:value-type="float">
            <text:p>-0.0244058939</text:p>
          </table:table-cell>
          <table:table-cell office:value-type="float" office:value="-0.0241867371295438" calcext:value-type="float">
            <text:p>-0.0241867371</text:p>
          </table:table-cell>
          <table:table-cell office:value-type="float" office:value="-0.0238423478477537" calcext:value-type="float">
            <text:p>-0.0238423478</text:p>
          </table:table-cell>
          <table:table-cell table:number-columns-repeated="2" office:value-type="float" office:value="-0.0244058939452284" calcext:value-type="float">
            <text:p>-0.0244058939</text:p>
          </table:table-cell>
          <table:table-cell office:value-type="float" office:value="-0.024280661479123" calcext:value-type="float">
            <text:p>-0.0242806615</text:p>
          </table:table-cell>
          <table:table-cell office:value-type="float" office:value="-0.0241867371295438" calcext:value-type="float">
            <text:p>-0.0241867371</text:p>
          </table:table-cell>
          <table:table-cell office:value-type="float" office:value="-0.0241554290130175" calcext:value-type="float">
            <text:p>-0.024155429</text:p>
          </table:table-cell>
          <table:table-cell office:value-type="float" office:value="-0.0242180452460702" calcext:value-type="float">
            <text:p>-0.0242180452</text:p>
          </table:table-cell>
          <table:table-cell table:number-columns-repeated="2" office:value-type="float" office:value="-0.0245624345278603" calcext:value-type="float">
            <text:p>-0.0245624345</text:p>
          </table:table-cell>
          <table:table-cell office:value-type="float" office:value="-0.0244058939452284" calcext:value-type="float">
            <text:p>-0.0244058939</text:p>
          </table:table-cell>
          <table:table-cell office:value-type="float" office:value="-0.0243745858287021" calcext:value-type="float">
            <text:p>-0.0243745858</text:p>
          </table:table-cell>
          <table:table-cell office:value-type="float" office:value="-0.0241867371295438" calcext:value-type="float">
            <text:p>-0.0241867371</text:p>
          </table:table-cell>
          <table:table-cell office:value-type="float" office:value="-0.0240615046634384" calcext:value-type="float">
            <text:p>-0.0240615047</text:p>
          </table:table-cell>
          <table:table-cell office:value-type="float" office:value="-0.0245624345278603" calcext:value-type="float">
            <text:p>-0.0245624345</text:p>
          </table:table-cell>
          <table:table-cell office:value-type="float" office:value="-0.0243119695956493" calcext:value-type="float">
            <text:p>-0.0243119696</text:p>
          </table:table-cell>
          <table:table-cell office:value-type="float" office:value="-0.0243745858287021" calcext:value-type="float">
            <text:p>-0.0243745858</text:p>
          </table:table-cell>
          <table:table-cell office:value-type="float" office:value="-0.0243432777121758" calcext:value-type="float">
            <text:p>-0.0243432777</text:p>
          </table:table-cell>
          <table:table-cell office:value-type="float" office:value="-0.0240615046634384" calcext:value-type="float">
            <text:p>-0.0240615047</text:p>
          </table:table-cell>
          <table:table-cell office:value-type="float" office:value="-0.024531126411334" calcext:value-type="float">
            <text:p>-0.0245311264</text:p>
          </table:table-cell>
          <table:table-cell office:value-type="float" office:value="-0.0243119695956493" calcext:value-type="float">
            <text:p>-0.0243119696</text:p>
          </table:table-cell>
          <table:table-cell office:value-type="float" office:value="-0.024781591343545" calcext:value-type="float">
            <text:p>-0.0247815913</text:p>
          </table:table-cell>
          <table:table-cell office:value-type="float" office:value="-0.0241554290130175" calcext:value-type="float">
            <text:p>-0.024155429</text:p>
          </table:table-cell>
          <table:table-cell office:value-type="float" office:value="-0.0245624345278603" calcext:value-type="float">
            <text:p>-0.0245624345</text:p>
          </table:table-cell>
          <table:table-cell table:number-columns-repeated="2" office:value-type="float" office:value="-0.0244685101782812" calcext:value-type="float">
            <text:p>-0.0244685102</text:p>
          </table:table-cell>
          <table:table-cell table:number-columns-repeated="2" office:value-type="float" office:value="-0.0244372020617549" calcext:value-type="float">
            <text:p>-0.0244372021</text:p>
          </table:table-cell>
          <table:table-cell office:value-type="float" office:value="-0.0241867371295438" calcext:value-type="float">
            <text:p>-0.0241867371</text:p>
          </table:table-cell>
          <table:table-cell office:value-type="float" office:value="-0.0241554290130175" calcext:value-type="float">
            <text:p>-0.024155429</text:p>
          </table:table-cell>
          <table:table-cell office:value-type="float" office:value="-0.0244058939452284" calcext:value-type="float">
            <text:p>-0.0244058939</text:p>
          </table:table-cell>
          <table:table-cell office:value-type="float" office:value="-0.0245937426443868" calcext:value-type="float">
            <text:p>-0.0245937426</text:p>
          </table:table-cell>
          <table:table-cell office:value-type="float" office:value="-0.0244058939452284" calcext:value-type="float">
            <text:p>-0.0244058939</text:p>
          </table:table-cell>
          <table:table-cell office:value-type="float" office:value="-0.0243119695956493" calcext:value-type="float">
            <text:p>-0.0243119696</text:p>
          </table:table-cell>
          <table:table-cell office:value-type="float" office:value="-0.0243745858287021" calcext:value-type="float">
            <text:p>-0.0243745858</text:p>
          </table:table-cell>
          <table:table-cell office:value-type="float" office:value="-0.024280661479123" calcext:value-type="float">
            <text:p>-0.0242806615</text:p>
          </table:table-cell>
          <table:table-cell office:value-type="float" office:value="-0.0244998182948075" calcext:value-type="float">
            <text:p>-0.0244998183</text:p>
          </table:table-cell>
        </table:table-row>
        <table:table-row table:style-name="ro1">
          <table:table-cell office:value-type="float" office:value="0.00223974744455535" calcext:value-type="float">
            <text:p>0.0022397474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18953581627652" calcext:value-type="float">
            <text:p>0.0018953582</text:p>
          </table:table-cell>
          <table:table-cell office:value-type="float" office:value="0.00242759614371358" calcext:value-type="float">
            <text:p>0.0024275961</text:p>
          </table:table-cell>
          <table:table-cell office:value-type="float" office:value="0.00227105556108167" calcext:value-type="float">
            <text:p>0.0022710556</text:p>
          </table:table-cell>
          <table:table-cell office:value-type="float" office:value="0.0024589042602399" calcext:value-type="float">
            <text:p>0.0024589043</text:p>
          </table:table-cell>
          <table:table-cell office:value-type="float" office:value="0.00208320686192344" calcext:value-type="float">
            <text:p>0.0020832069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242759614371358" calcext:value-type="float">
            <text:p>0.0024275961</text:p>
          </table:table-cell>
          <table:table-cell office:value-type="float" office:value="0.00202059062887064" calcext:value-type="float">
            <text:p>0.0020205906</text:p>
          </table:table-cell>
          <table:table-cell office:value-type="float" office:value="0.00227105556108167" calcext:value-type="float">
            <text:p>0.0022710556</text:p>
          </table:table-cell>
          <table:table-cell office:value-type="float" office:value="0.00249021237676637" calcext:value-type="float">
            <text:p>0.0024902124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239628802718711" calcext:value-type="float">
            <text:p>0.002396288</text:p>
          </table:table-cell>
          <table:table-cell office:value-type="float" office:value="0.00217713121150255" calcext:value-type="float">
            <text:p>0.0021771312</text:p>
          </table:table-cell>
          <table:table-cell office:value-type="float" office:value="0.0025215204932927" calcext:value-type="float">
            <text:p>0.0025215205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239628802718711" calcext:value-type="float">
            <text:p>0.002396288</text:p>
          </table:table-cell>
          <table:table-cell office:value-type="float" office:value="0.00227105556108167" calcext:value-type="float">
            <text:p>0.0022710556</text:p>
          </table:table-cell>
          <table:table-cell office:value-type="float" office:value="0.00198928251234432" calcext:value-type="float">
            <text:p>0.0019892825</text:p>
          </table:table-cell>
          <table:table-cell office:value-type="float" office:value="0.00236497991066079" calcext:value-type="float">
            <text:p>0.0023649799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264675295939814" calcext:value-type="float">
            <text:p>0.002646753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217713121150255" calcext:value-type="float">
            <text:p>0.0021771312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198928251234432" calcext:value-type="float">
            <text:p>0.0019892825</text:p>
          </table:table-cell>
          <table:table-cell office:value-type="float" office:value="0.0025215204932927" calcext:value-type="float">
            <text:p>0.0025215205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217713121150255" calcext:value-type="float">
            <text:p>0.0021771312</text:p>
          </table:table-cell>
          <table:table-cell office:value-type="float" office:value="0.00258413672634549" calcext:value-type="float">
            <text:p>0.0025841367</text:p>
          </table:table-cell>
          <table:table-cell office:value-type="float" office:value="0.00202059062887064" calcext:value-type="float">
            <text:p>0.0020205906</text:p>
          </table:table-cell>
          <table:table-cell office:value-type="float" office:value="0.00227105556108167" calcext:value-type="float">
            <text:p>0.0022710556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36497991066079" calcext:value-type="float">
            <text:p>0.0023649799</text:p>
          </table:table-cell>
          <table:table-cell office:value-type="float" office:value="0.00183274192971241" calcext:value-type="float">
            <text:p>0.0018327419</text:p>
          </table:table-cell>
          <table:table-cell office:value-type="float" office:value="0.00227105556108167" calcext:value-type="float">
            <text:p>0.0022710556</text:p>
          </table:table-cell>
          <table:table-cell office:value-type="float" office:value="0.00239628802718711" calcext:value-type="float">
            <text:p>0.002396288</text:p>
          </table:table-cell>
          <table:table-cell office:value-type="float" office:value="0.00202059062887064" calcext:value-type="float">
            <text:p>0.0020205906</text:p>
          </table:table-cell>
          <table:table-cell office:value-type="float" office:value="0.00214582309497623" calcext:value-type="float">
            <text:p>0.0021458231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27105556108167" calcext:value-type="float">
            <text:p>0.0022710556</text:p>
          </table:table-cell>
          <table:table-cell office:value-type="float" office:value="0.00186405004623888" calcext:value-type="float">
            <text:p>0.00186405</text:p>
          </table:table-cell>
          <table:table-cell office:value-type="float" office:value="0.0025215204932927" calcext:value-type="float">
            <text:p>0.0025215205</text:p>
          </table:table-cell>
          <table:table-cell office:value-type="float" office:value="0.00208320686192344" calcext:value-type="float">
            <text:p>0.0020832069</text:p>
          </table:table-cell>
          <table:table-cell office:value-type="float" office:value="0.00186405004623888" calcext:value-type="float">
            <text:p>0.00186405</text:p>
          </table:table-cell>
          <table:table-cell office:value-type="float" office:value="0.00202059062887064" calcext:value-type="float">
            <text:p>0.0020205906</text:p>
          </table:table-cell>
          <table:table-cell table:number-columns-repeated="2" office:value-type="float" office:value="0.00220843932802888" calcext:value-type="float">
            <text:p>0.0022084393</text:p>
          </table:table-cell>
          <table:table-cell office:value-type="float" office:value="0.00205189874539711" calcext:value-type="float">
            <text:p>0.0020518987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214582309497623" calcext:value-type="float">
            <text:p>0.0021458231</text:p>
          </table:table-cell>
          <table:table-cell office:value-type="float" office:value="0.00205189874539711" calcext:value-type="float">
            <text:p>0.0020518987</text:p>
          </table:table-cell>
          <table:table-cell office:value-type="float" office:value="0.00230236367760799" calcext:value-type="float">
            <text:p>0.0023023637</text:p>
          </table:table-cell>
          <table:table-cell office:value-type="float" office:value="0.00214582309497623" calcext:value-type="float">
            <text:p>0.0021458231</text:p>
          </table:table-cell>
          <table:table-cell office:value-type="float" office:value="0.00173881758013329" calcext:value-type="float">
            <text:p>0.0017388176</text:p>
          </table:table-cell>
          <table:table-cell office:value-type="float" office:value="0.00236497991066079" calcext:value-type="float">
            <text:p>0.0023649799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49021237676637" calcext:value-type="float">
            <text:p>0.0024902124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180143381318609" calcext:value-type="float">
            <text:p>0.0018014338</text:p>
          </table:table-cell>
          <table:table-cell office:value-type="float" office:value="0.00239628802718711" calcext:value-type="float">
            <text:p>0.002396288</text:p>
          </table:table-cell>
          <table:table-cell office:value-type="float" office:value="0.00198928251234432" calcext:value-type="float">
            <text:p>0.0019892825</text:p>
          </table:table-cell>
          <table:table-cell office:value-type="float" office:value="0.00217713121150255" calcext:value-type="float">
            <text:p>0.0021771312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02059062887064" calcext:value-type="float">
            <text:p>0.0020205906</text:p>
          </table:table-cell>
          <table:table-cell office:value-type="float" office:value="0.00198928251234432" calcext:value-type="float">
            <text:p>0.0019892825</text:p>
          </table:table-cell>
          <table:table-cell office:value-type="float" office:value="0.00214582309497623" calcext:value-type="float">
            <text:p>0.0021458231</text:p>
          </table:table-cell>
          <table:table-cell office:value-type="float" office:value="0.00208320686192344" calcext:value-type="float">
            <text:p>0.0020832069</text:p>
          </table:table-cell>
          <table:table-cell office:value-type="float" office:value="0.00202059062887064" calcext:value-type="float">
            <text:p>0.0020205906</text:p>
          </table:table-cell>
          <table:table-cell office:value-type="float" office:value="0.00236497991066079" calcext:value-type="float">
            <text:p>0.0023649799</text:p>
          </table:table-cell>
          <table:table-cell office:value-type="float" office:value="0.00239628802718711" calcext:value-type="float">
            <text:p>0.002396288</text:p>
          </table:table-cell>
          <table:table-cell office:value-type="float" office:value="0.00223974744455535" calcext:value-type="float">
            <text:p>0.0022397474</text:p>
          </table:table-cell>
          <table:table-cell office:value-type="float" office:value="0.00236497991066079" calcext:value-type="float">
            <text:p>0.0023649799</text:p>
          </table:table-cell>
          <table:table-cell office:value-type="float" office:value="0.00217713121150255" calcext:value-type="float">
            <text:p>0.0021771312</text:p>
          </table:table-cell>
          <table:table-cell office:value-type="float" office:value="0.00214582309497623" calcext:value-type="float">
            <text:p>0.0021458231</text:p>
          </table:table-cell>
          <table:table-cell office:value-type="float" office:value="0.00227105556108167" calcext:value-type="float">
            <text:p>0.0022710556</text:p>
          </table:table-cell>
          <table:table-cell office:value-type="float" office:value="0.00186405004623888" calcext:value-type="float">
            <text:p>0.00186405</text:p>
          </table:table-cell>
          <table:table-cell office:value-type="float" office:value="0.00208320686192344" calcext:value-type="float">
            <text:p>0.0020832069</text:p>
          </table:table-cell>
          <table:table-cell table:number-columns-repeated="2" office:value-type="float" office:value="0.00217713121150255" calcext:value-type="float">
            <text:p>0.0021771312</text:p>
          </table:table-cell>
          <table:table-cell office:value-type="float" office:value="0.00205189874539711" calcext:value-type="float">
            <text:p>0.0020518987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14582309497623" calcext:value-type="float">
            <text:p>0.0021458231</text:p>
          </table:table-cell>
          <table:table-cell office:value-type="float" office:value="0.0018953581627652" calcext:value-type="float">
            <text:p>0.0018953582</text:p>
          </table:table-cell>
          <table:table-cell office:value-type="float" office:value="0.00198928251234432" calcext:value-type="float">
            <text:p>0.0019892825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214582309497623" calcext:value-type="float">
            <text:p>0.0021458231</text:p>
          </table:table-cell>
          <table:table-cell office:value-type="float" office:value="0.00239628802718711" calcext:value-type="float">
            <text:p>0.002396288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20843932802888" calcext:value-type="float">
            <text:p>0.0022084393</text:p>
          </table:table-cell>
          <table:table-cell office:value-type="float" office:value="0.00270936919245093" calcext:value-type="float">
            <text:p>0.0027093692</text:p>
          </table:table-cell>
          <table:table-cell office:value-type="float" office:value="0.0024589042602399" calcext:value-type="float">
            <text:p>0.0024589043</text:p>
          </table:table-cell>
          <table:table-cell office:value-type="float" office:value="0.00211451497844976" calcext:value-type="float">
            <text:p>0.002114515</text:p>
          </table:table-cell>
          <table:table-cell office:value-type="float" office:value="0.0025215204932927" calcext:value-type="float">
            <text:p>0.0025215205</text:p>
          </table:table-cell>
        </table:table-row>
        <table:table-row table:style-name="ro1"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0.0000371055336575966" calcext:value-type="float">
            <text:p>3.71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office:value-type="float" office:value="-0.000112983676820634" calcext:value-type="float">
            <text:p>-0.0001129837</text:p>
          </table:table-cell>
          <table:table-cell table:style-name="ce1" office:value-type="float" office:value="0.0000478261915489344" calcext:value-type="float">
            <text:p>4.78E-005</text:p>
          </table:table-cell>
          <table:table-cell office:value-type="float" office:value="0.000155032770461963" calcext:value-type="float">
            <text:p>0.0001550328</text:p>
          </table:table-cell>
          <table:table-cell table:style-name="ce1" office:value-type="float" office:value="0.0000371055336575966" calcext:value-type="float">
            <text:p>3.71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-0.0000915423610380581" calcext:value-type="float">
            <text:p>-9.15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-0.0000701010452554323" calcext:value-type="float">
            <text:p>-7.01E-005</text:p>
          </table:table-cell>
          <table:table-cell table:style-name="ce1" office:value-type="float" office:value="-0.0000272184136902307" calcext:value-type="float">
            <text:p>-2.72E-005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office:value-type="float" office:value="0.00012287079678805" calcext:value-type="float">
            <text:p>0.0001228708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0.0000371055336575966" calcext:value-type="float">
            <text:p>3.71E-005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office:value-type="float" office:value="-0.000102263018929346" calcext:value-type="float">
            <text:p>-0.000102263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478261915489344" calcext:value-type="float">
            <text:p>4.78E-005</text:p>
          </table:table-cell>
          <table:table-cell office:value-type="float" office:value="-0.000102263018929346" calcext:value-type="float">
            <text:p>-0.000102263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915423610380581" calcext:value-type="float">
            <text:p>-9.15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style-name="ce1" office:value-type="float" office:value="-0.0000701010452554323" calcext:value-type="float">
            <text:p>-7.01E-005</text:p>
          </table:table-cell>
          <table:table-cell office:value-type="float" office:value="0.000176474086244589" calcext:value-type="float">
            <text:p>0.0001764741</text:p>
          </table:table-cell>
          <table:table-cell office:value-type="float" office:value="0.00012287079678805" calcext:value-type="float">
            <text:p>0.0001228708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-0.0000593803873641444" calcext:value-type="float">
            <text:p>-5.94E-005</text:p>
          </table:table-cell>
          <table:table-cell table:number-columns-repeated="2"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office:value-type="float" office:value="0.000176474086244589" calcext:value-type="float">
            <text:p>0.0001764741</text:p>
          </table:table-cell>
          <table:table-cell table:style-name="ce1" office:value-type="float" office:value="-0.0000915423610380581" calcext:value-type="float">
            <text:p>-9.15E-00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-0.0000272184136902307" calcext:value-type="float">
            <text:p>-2.72E-005</text:p>
          </table:table-cell>
          <table:table-cell table:number-columns-repeated="2"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office:value-type="float" office:value="0.000155032770461963" calcext:value-type="float">
            <text:p>0.0001550328</text:p>
          </table:table-cell>
          <table:table-cell table:style-name="ce1" office:value-type="float" office:value="-0.0000164977557988929" calcext:value-type="float">
            <text:p>-1.65E-00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office:value-type="float" office:value="-0.000123704334711972" calcext:value-type="float">
            <text:p>-0.0001237043</text:p>
          </table:table-cell>
          <table:table-cell table:style-name="ce1" office:value-type="float" office:value="0.000090708823114136" calcext:value-type="float">
            <text:p>9.07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-0.00000577709790760499" calcext:value-type="float">
            <text:p>-5.78E-006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office:value-type="float" office:value="-0.000177307624168511" calcext:value-type="float">
            <text:p>-0.0001773076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0.0000371055336575966" calcext:value-type="float">
            <text:p>3.71E-005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379390715815186" calcext:value-type="float">
            <text:p>-3.79E-005</text:p>
          </table:table-cell>
          <table:table-cell table:style-name="ce1" office:value-type="float" office:value="-0.0000164977557988929" calcext:value-type="float">
            <text:p>-1.65E-005</text:p>
          </table:table-cell>
          <table:table-cell table:style-name="ce1" office:value-type="float" office:value="-0.00000577709790760499" calcext:value-type="float">
            <text:p>-5.78E-006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style-name="ce1" office:value-type="float" office:value="-0.0000272184136902307" calcext:value-type="float">
            <text:p>-2.72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office:value-type="float" office:value="0.000133591454679387" calcext:value-type="float">
            <text:p>0.0001335915</text:p>
          </table:table-cell>
          <table:table-cell office:value-type="float" office:value="0.000112150138896762" calcext:value-type="float">
            <text:p>0.0001121501</text:p>
          </table:table-cell>
          <table:table-cell table:style-name="ce1" office:value-type="float" office:value="0.0000156642178750208" calcext:value-type="float">
            <text:p>1.57E-005</text:p>
          </table:table-cell>
          <table:table-cell office:value-type="float" office:value="-0.000112983676820634" calcext:value-type="float">
            <text:p>-0.0001129837</text:p>
          </table:table-cell>
          <table:table-cell table:style-name="ce1" office:value-type="float" office:value="-0.0000379390715815186" calcext:value-type="float">
            <text:p>-3.79E-005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-0.0000164977557988929" calcext:value-type="float">
            <text:p>-1.65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-0.0000701010452554323" calcext:value-type="float">
            <text:p>-7.01E-005</text:p>
          </table:table-cell>
          <table:table-cell office:value-type="float" office:value="0.000101429481005424" calcext:value-type="float">
            <text:p>0.0001014295</text:p>
          </table:table-cell>
          <table:table-cell table:style-name="ce1" office:value-type="float" office:value="-0.0000701010452554323" calcext:value-type="float">
            <text:p>-7.01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office:value-type="float" office:value="0.00012287079678805" calcext:value-type="float">
            <text:p>0.0001228708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0577709790760499" calcext:value-type="float">
            <text:p>-5.78E-006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0577709790760499" calcext:value-type="float">
            <text:p>-5.78E-006</text:p>
          </table:table-cell>
          <table:table-cell table:style-name="ce1" office:value-type="float" office:value="0.0000371055336575966" calcext:value-type="float">
            <text:p>3.71E-005</text:p>
          </table:table-cell>
          <table:table-cell table:style-name="ce1" office:value-type="float" office:value="0.0000263848757663087" calcext:value-type="float">
            <text:p>2.64E-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42:58.425345414</meta:creation-date>
    <dc:date>2017-04-06T14:43:24.190344644</dc:date>
    <meta:editing-duration>P0D</meta:editing-duration>
    <meta:editing-cycles>1</meta:editing-cycles>
    <meta:document-statistic meta:table-count="1" meta:cell-count="800" meta:object-count="0"/>
    <meta:generator>LibreOffice/4.2.8.2$Linux_X86_64 LibreOffice_project/420m0$Build-2</meta:generator>
  </office:meta>
</office:document-meta>
</file>